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4cm" fo:line-height="150%" fo:text-align="justify" style:justify-single-word="false" fo:text-indent="0cm" style:auto-text-indent="false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fo:color="#000000" style:font-name="Arial" fo:font-size="11pt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P6" style:family="paragraph" style:parent-style-name="Heading_20_1">
      <style:paragraph-properties fo:margin-left="5.502cm" fo:margin-right="4.997cm" fo:text-align="center" style:justify-single-word="false" fo:text-indent="0cm" style:auto-text-indent="false" fo:background-color="#99cc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font-name="Arial" fo:font-size="11pt" style:text-underline-style="none" style:font-size-asian="11pt" style:font-size-complex="11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1pt" style:font-name-asian="Courier New" style:font-size-asian="11pt" style:font-name-complex="Courier New" style:font-size-complex="11pt"/>
    </style:style>
    <style:style style:name="T3" style:family="text">
      <style:text-properties fo:font-size="7pt" style:font-size-asian="7pt"/>
    </style:style>
    <style:style style:name="T4" style:family="text">
      <style:text-properties fo:font-size="7pt" fo:font-weight="normal" style:font-size-asian="7pt" style:font-weight-asian="normal" style:font-weight-complex="normal"/>
    </style:style>
    <style:style style:name="T5" style:family="text">
      <style:text-properties style:font-size-complex="12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<text:span text:style-name="T1">enTetesDecisionRFM</text:span>#%</text:p>
      <text:p text:style-name="P1"/>
      <text:p text:style-name="P1"/>
      <text:h text:style-name="P6" text:outline-level="1">%=TITRE=%</text:h>
      <text:p text:style-name="P2">%=OBJET=%</text:p>
      <text:p text:style-name="P3"/>
      <text:p text:style-name="P3">%=DESTINATAIRE=%</text:p>
      <text:p text:style-name="P3"/>
      <text:p text:style-name="P3">%=PARAGRAPHE_DATE=%</text:p>
      <text:p text:style-name="P3"/>
      <text:p text:style-name="P3">%=PARAGRAPHE_MOTIF=%</text:p>
      <text:p text:style-name="P3"/>
      <text:p text:style-name="P3">%=PARAGRAPHE_REGIME=%</text:p>
      <text:p text:style-name="P3"/>
      <text:p text:style-name="P3">%=PARAGRAPHE_DECISION=%</text:p>
      <text:p text:style-name="P3"/>
      <text:p text:style-name="P3">%=PARAGRAPHE_SALUTATION=%</text:p>
      <text:p text:style-name="P4"><text:tab/><text:tab/><text:tab/><text:tab/><text:tab/>%#<text:span text:style-name="T1">include <text:s/>signatureRFM</text:span>#%</text:p>
      <text:p text:style-name="P5">%=OPPOSITION=% <text:span text:style-name="T6">%=DETAILS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6-30T10:10:59.04</dc:date>
    <meta:editing-cycles>17</meta:editing-cycles>
    <meta:editing-duration>PT29M17S</meta:editing-duration>
    <meta:document-statistic meta:table-count="0" meta:image-count="0" meta:object-count="0" meta:page-count="1" meta:paragraph-count="11" meta:word-count="14" meta:character-count="228"/>
    <meta:user-defined meta:name="Info 1"/>
    <meta:user-defined meta:name="Info 2"/>
    <meta:user-defined meta:name="Info 3"/>
    <meta:user-defined meta:name="Info 4"/>
  </office:meta>
</office:document-meta>
</file>